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stomer Type:</text:p>
      <text:p text:style-name="P1">{{#if:price&gt;100}}</text:p>
      <text:p text:style-name="P1"><text:tab/>Premium Customer</text:p>
      <text:p text:style-name="P1">{{#elseif:price&gt;50}}</text:p>
      <text:p text:style-name="P1">Standard Customer</text:p>
      <text:p text:style-name="P1">{{#else}}</text:p>
      <text:p text:style-name="P1">Bargain Hunter</text:p>
      <text:p text:style-name="P1">{{#endif}}</text:p>
      <text:p text:style-name="Standard"/>
      <text:p text:style-name="P2">Access Control:</text:p>
      <text:p text:style-name="P2">{{#ifnot:is_admin}}</text:p>
      <text:p text:style-name="P2">No Access!</text:p>
      <text:p text:style-name="P2">{{#endif}}</text:p>
      <text:p text:style-name="Standard"/>
      <text:p text:style-name="P2">Welcome Message:</text:p>
      <text:p text:style-name="P2">{{#if:is_admin}}</text:p>
      <text:p text:style-name="P2">Hello Admin!</text:p>
      <text:p text:style-name="P2">{{#else}}</text:p>
      <text:p text:style-name="P2">Hello User!</text:p>
      <text:p text:style-name="P2">{{#endif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4-10T21:42:12.271967833</meta:creation-date>
    <meta:editing-duration>PT39M52S</meta:editing-duration>
    <meta:editing-cycles>8</meta:editing-cycles>
    <dc:date>2025-04-28T06:37:04.755963388</dc:date>
    <meta:keyword>odt template logic conditions  php</meta:keyword>
    <dc:coverage>This document demonstrates how to use conditional logic blocks like if, elseif, else, and ifnot inside ODT templates with dynamic content.</dc:coverage>
    <dc:publisher>Walter Dietz</dc:publisher>
    <dc:rights>MIT</dc:rights>
    <dc:source>https://github.com/WaltDietzney/odt-template-engine</dc:source>
    <dc:subject>Demonstrating conditional content rendering</dc:subject>
    <dc:title>Sample 3 - Conditional Logic</dc:title>
    <meta:document-statistic meta:table-count="0" meta:image-count="0" meta:object-count="0" meta:page-count="1" meta:paragraph-count="18" meta:word-count="27" meta:character-count="246" meta:non-whitespace-character-count="236"/>
  </office:meta>
</office:document-meta>
</file>